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145.81pt"/>
    </style:style>
    <style:style style:name="co6" style:family="table-column">
      <style:table-column-properties fo:break-before="auto" style:column-width="220.99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version 0x1080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log log10</text:p>
          </table:table-cell>
          <table:table-cell table:number-columns-repeated="2"/>
          <table:table-cell office:value-type="string" calcext:value-type="string">
            <text:p>doen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supporting in firmware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WriteResolu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an't tel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ue to other API failures test can't test this point</text:p>
          </table:table-cell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an't tel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ue to other API failures test can't test this point</text:p>
          </table:table-cell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About 1% flat, but within OSC spec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in OS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random generates numbers totally out of range now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ume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r/resetTimer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version 0x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seem to work in compound situations / tone too low by factor of 2 in simple situations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getting all 0's, need to investigate why.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andom generates negative numbers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3H20M58S</meta:editing-duration>
    <meta:editing-cycles>70</meta:editing-cycles>
    <meta:generator>LibreOffice/5.1.4.2$Linux_X86_64 LibreOffice_project/10m0$Build-2</meta:generator>
    <dc:date>2017-01-19T03:21:10.532455711</dc:date>
    <meta:document-statistic meta:table-count="4" meta:cell-count="595" meta:object-count="0"/>
    <meta:user-defined meta:name="Info 1"/>
    <meta:user-defined meta:name="Info 2"/>
    <meta:user-defined meta:name="Info 3"/>
    <meta:user-defined meta:name="Info 4"/>
  </office:meta>
</office:document-meta>
</file>